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0.946cm" fo:min-width="3.72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2.774cm"/>
    </style:style>
    <style:style style:name="gr4" style:family="graphic" style:parent-style-name="standard">
      <style:graphic-properties draw:textarea-horizontal-align="justify" draw:textarea-vertical-align="middle" draw:auto-grow-height="false" fo:min-height="1.7cm" fo:min-width="1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1cm" fo:min-width="1.9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4cm" fo:min-width="2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014cm" fo:min-width="4.026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1.4cm"/>
    </style:style>
    <style:style style:name="gr11" style:family="graphic" style:parent-style-name="standard">
      <style:graphic-properties draw:textarea-horizontal-align="justify" draw:textarea-vertical-align="middle" draw:auto-grow-height="false" fo:min-height="1.262cm" fo:min-width="1.516cm"/>
    </style:style>
    <style:style style:name="gr12" style:family="graphic" style:parent-style-name="standard">
      <style:graphic-properties draw:textarea-horizontal-align="justify" draw:textarea-vertical-align="middle" draw:auto-grow-height="false" fo:min-height="1.136cm" fo:min-width="1.956cm"/>
    </style:style>
    <style:style style:name="gr13" style:family="graphic" style:parent-style-name="standard">
      <style:graphic-properties draw:textarea-horizontal-align="justify" draw:textarea-vertical-align="middle" draw:auto-grow-height="false" fo:min-height="1.59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3cm" svg:x="6.1cm" svg:y="2.6cm">
          <text:p text:style-name="P1">Start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1.9cm" svg:x="6.9cm" svg:y="7.6cm">
          <text:p text:style-name="P1">Poda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2cm" svg:height="2.2cm" svg:x="8.6cm" svg:y="11cm">
          <text:p text:style-name="P1">Podaj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4.2cm" svg:height="3.9cm" svg:x="6.2cm" svg:y="15.1cm">
          <text:p text:style-name="P1">x&gt;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0.15cm" svg:y1="5.9cm" svg:x2="10.25cm" svg:y2="7.6cm" draw:start-shape="id1" draw:end-shape="id2" draw:end-glue-point="5" svg:d="M10150 5900l100 1700" svg:viewBox="0 0 101 1701">
          <text:p/>
        </draw:connector>
        <draw:connector draw:style-name="gr5" draw:text-style-name="P2" draw:layer="layout" draw:type="line" svg:x1="10.25cm" svg:y1="9.5cm" svg:x2="11.2cm" svg:y2="11cm" draw:start-shape="id2" draw:start-glue-point="8" draw:end-shape="id3" draw:end-glue-point="5" svg:d="M10250 9500l950 1500" svg:viewBox="0 0 951 1501">
          <text:p/>
        </draw:connector>
        <draw:connector draw:style-name="gr5" draw:text-style-name="P2" draw:layer="layout" draw:type="line" svg:x1="10.55cm" svg:y1="13.2cm" svg:x2="8.3cm" svg:y2="15.1cm" draw:start-shape="id3" draw:start-glue-point="7" draw:end-shape="id4" draw:end-glue-point="4" svg:d="M10550 13200l-2250 1900" svg:viewBox="0 0 2251 1901">
          <text:p/>
        </draw:connector>
        <draw:custom-shape draw:style-name="gr6" draw:text-style-name="P1" xml:id="id5" draw:id="id5" draw:layer="layout" svg:width="3.9cm" svg:height="2cm" svg:x="1.4cm" svg:y="19.4cm">
          <text:p text:style-name="P1">x&gt;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6.1cm" svg:y1="17cm" svg:x2="3.8cm" svg:y2="19.6cm">
          <text:p text:style-name="P1">Tak</text:p>
        </draw:line>
        <draw:custom-shape draw:style-name="gr8" draw:text-style-name="P1" xml:id="id6" draw:id="id6" draw:layer="layout" svg:width="5.1cm" svg:height="1.8cm" svg:x="0.7cm" svg:y="22.7cm">
          <text:p text:style-name="P1">Wypis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862cm" svg:y1="21.4cm" svg:x2="3.25cm" svg:y2="22.7cm" draw:start-shape="id5" draw:start-glue-point="7" draw:end-shape="id6" draw:end-glue-point="5" svg:d="M2862 21400l388 1300" svg:viewBox="0 0 389 1301">
          <text:p/>
        </draw:connector>
        <draw:custom-shape draw:style-name="gr9" draw:text-style-name="P1" xml:id="id7" draw:id="id7" draw:layer="layout" svg:width="6.4cm" svg:height="3.2cm" svg:x="0.3cm" svg:y="25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.612cm" svg:y1="24.5cm" svg:x2="3.5cm" svg:y2="25.7cm" draw:start-shape="id6" draw:start-glue-point="7" draw:end-shape="id7" svg:d="M2612 24500l888 1200" svg:viewBox="0 0 889 1201">
          <text:p/>
        </draw:connector>
        <draw:custom-shape draw:style-name="gr10" draw:text-style-name="P1" xml:id="id8" draw:id="id8" draw:layer="layout" svg:width="3.8cm" svg:height="2.8cm" svg:x="11.6cm" svg:y="18.9cm">
          <text:p text:style-name="P1">y&lt;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0.4cm" svg:y1="17.05cm" svg:x2="13.5cm" svg:y2="18.9cm" draw:start-shape="id4" draw:start-glue-point="7" draw:end-shape="id8" draw:end-glue-point="4" svg:d="M10400 17050l3100 1850" svg:viewBox="0 0 3101 1851">
          <text:p text:style-name="P1">nie</text:p>
        </draw:connector>
        <draw:custom-shape draw:style-name="gr11" draw:text-style-name="P1" xml:id="id9" draw:id="id9" draw:layer="layout" svg:width="3.2cm" svg:height="2.4cm" svg:x="9cm" svg:y="22.2cm">
          <text:p text:style-name="P1">Wypisz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0" draw:id="id10" draw:layer="layout" svg:width="3.9cm" svg:height="2.2cm" svg:x="14.6cm" svg:y="22.8cm">
          <text:p text:style-name="P1">Wypisz x i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1.6cm" svg:y1="20.3cm" svg:x2="10.6cm" svg:y2="22.2cm" draw:start-shape="id8" draw:start-glue-point="5" draw:end-shape="id9" draw:end-glue-point="5" svg:d="M11600 20300l-1000 1900" svg:viewBox="0 0 1001 1901">
          <text:p text:style-name="P1">tak</text:p>
        </draw:connector>
        <draw:connector draw:style-name="gr7" draw:text-style-name="P2" draw:layer="layout" draw:type="line" svg:x1="15.4cm" svg:y1="20.3cm" svg:x2="17.038cm" svg:y2="22.8cm" draw:start-shape="id8" draw:start-glue-point="7" draw:end-shape="id10" draw:end-glue-point="4" svg:d="M15400 20300l1638 2500" svg:viewBox="0 0 1639 2501">
          <text:p text:style-name="P1">nie</text:p>
        </draw:connector>
        <draw:custom-shape draw:style-name="gr13" draw:text-style-name="P1" xml:id="id11" draw:id="id11" draw:layer="layout" svg:width="6.6cm" svg:height="2.6cm" svg:x="10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6cm" svg:y1="24.6cm" svg:x2="13.3cm" svg:y2="26.1cm" draw:start-shape="id9" draw:start-glue-point="8" draw:end-shape="id11" draw:end-glue-point="4" svg:d="M10600 24600l2700 1500" svg:viewBox="0 0 2701 1501">
          <text:p/>
        </draw:connector>
        <draw:connector draw:style-name="gr5" draw:text-style-name="P2" draw:layer="layout" draw:type="line" svg:x1="16.062cm" svg:y1="25cm" svg:x2="13.3cm" svg:y2="26.1cm" draw:start-shape="id10" draw:start-glue-point="7" draw:end-shape="id11" draw:end-glue-point="4" svg:d="M16062 25000l-2762 1100" svg:viewBox="0 0 2763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1.714442468</meta:creation-date>
    <dc:date>2019-09-12T11:41:08.976903246</dc:date>
    <meta:editing-duration>PT7M17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